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fo:font-size="14pt" style:font-size-asian="14pt" style:font-size-complex="14pt"/>
    </style:style>
    <style:style style:name="P4" style:family="paragraph" style:parent-style-name="Standard">
      <style:paragraph-properties fo:text-align="end"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15pt" style:font-size-asian="15pt" style:font-size-complex="15pt"/>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paragraph-properties fo:margin-left="0cm" fo:margin-right="0.499cm" fo:line-height="100%" fo:text-align="start" style:justify-single-word="false" fo:text-indent="0cm" style:auto-text-indent="false"/>
    </style:style>
    <style:style style:name="P8" style:family="paragraph" style:parent-style-name="Standard">
      <style:paragraph-properties fo:margin-left="0cm" fo:margin-right="0.499cm" fo:line-height="100%" fo:text-align="start" style:justify-single-word="false" fo:text-indent="0cm" style:auto-text-indent="false"/>
      <style:text-properties fo:font-size="14pt" style:font-size-asian="14pt" style:font-size-complex="14pt"/>
    </style:style>
    <style:style style:name="P9" style:family="paragraph" style:parent-style-name="Standard">
      <style:paragraph-properties fo:margin-left="0cm" fo:margin-right="0.499cm" fo:line-height="100%" fo:text-align="start" style:justify-single-word="false" fo:text-indent="0cm" style:auto-text-indent="false"/>
      <style:text-properties fo:font-size="15pt" style:font-size-asian="15pt" style:font-size-complex="15pt"/>
    </style:style>
    <style:style style:name="P10" style:family="paragraph" style:parent-style-name="Standard">
      <style:paragraph-properties fo:margin-left="0cm" fo:margin-right="0.499cm" fo:line-height="100%" fo:text-align="start" style:justify-single-word="false" fo:text-indent="0cm" style:auto-text-indent="false"/>
      <style:text-properties fo:font-size="15pt" style:font-size-asian="15pt" style:font-size-complex="15pt"/>
    </style:style>
    <style:style style:name="T1" style:family="text">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6"/>
      <text:p text:style-name="P6"/>
      <text:p text:style-name="P6"/>
      <text:p text:style-name="P6">Rapport de Projet</text:p>
      <text:p text:style-name="P6"/>
      <text:p text:style-name="P6"/>
      <text:p text:style-name="P6">Programmation Orientée Objet</text:p>
      <text:p text:style-name="P6">Intelligence Artificielle pour Tetris</text:p>
      <text:p text:style-name="P6"/>
      <text:p text:style-name="P6"/>
      <text:p text:style-name="P6"/>
      <text:p text:style-name="P6"/>
      <text:p text:style-name="P6">Mr.Sonntag &amp;&amp; Mme.Lèbre</text:p>
      <text:p text:style-name="P6"/>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4">SCHMITT Maxime</text:p>
      <text:p text:style-name="P4">SCHIMCHOWITSCH Raphaël</text:p>
      <text:p text:style-name="P4">Décembre 2013</text:p>
      <text:p text:style-name="P5"/>
      <text:p text:style-name="P9"><text:soft-page-break/>Le but du projet était de faire une intelligence artificielle pour le jeu Tetris. C'est un jeu sorti en 1984, créé par Alekseï Pajitnov. Il est considéré comme l'un des jeu les plus populaires de tous les temps.<text:line-break/>Cette intelligence artificielle devait être séparé physiquement du jeu lui même pour qu'elle ne puisse pas avoir plus d'information qu'un joueur de Tetris normal.<text:line-break/>Le principe était donc de regarder le jeu lorsqu'une pièce apparaît et de la placer au meilleur endroit pour gagner le plus de points.</text:p>
      <text:p text:style-name="P9"><text:line-break/>Il y avait certaines contraintes sur le jeu :</text:p>
      <text:p text:style-name="P9">-la pièce suivante ne doit pas être connu</text:p>
      <text:p text:style-name="P9">-la dimension du jeu sont de 10x20</text:p>
      <text:p text:style-name="P9">-les rotations doivent se faire dans le sens des aiguilles d'une montre</text:p>
      <text:p text:style-name="P9">-faire une seule ligne ne rapporte que 40 points, alors qu’en faire 2 en rapporte 100, 3 lignes rapportent 300 et 4 lignes (le maximum) en rapportent 1200 .<text:line-break/></text:p>
      <text:p text:style-name="P9"/>
      <text:p text:style-name="P9">En se basant sur ces contraintes, il est évident que le plus rentable pour gagner des points est de faire des Tetris (remplir 4 lignes).</text:p>
      <text:p text:style-name="P9">La technique la plus efficace est donc :<text:line-break/>lorsque le jeu est bas (c'est à dire lorsqu'il n'y a pas beaucoup de lignes dans le jeu), il est plus intéressant d'essayer de faire des Tetris. Mais lorsque le jeu devient trop haut, il faut essayer de casser des lignes pour en revenir au cas où le jeu est bas pour pouvoir reprendre la première étape de cette technique. </text:p>
      <text:p text:style-name="P9">Changer de comportement en fonction de la hauteur permet donc de gagner des points sans faire monter le jeu, pour ne pas perdre.</text:p>
      <text:p text:style-name="P9">Nous avons choisi de perdre au moment où la pièce qui apparaît est directement en collision avec le jeu.</text:p>
      <text:p text:style-name="P9"><text:line-break/>C'est donc comme ça que nous avons essayer d'implanter notre IA. Essayer de faire des Tetris au début, et changer de mentalité, afin d'essayer de réduire au maximum la hauteur du jeu, dans un second temps pour en revenir à la première étape.<text:line-break/><text:line-break/><text:line-break/><text:line-break/></text:p>
      <text:p text:style-name="P9"/>
      <text:p text:style-name="P9"/>
      <text:p text:style-name="P9"><text:soft-page-break/>Pour implanter cette IA, nous avons utilisé les « patterns », c'est à dire que nous avons utilisé la forme de chaque pièces pour les placer aux endroits les plus judicieux.<text:line-break/>Voici quelques exemples de patterns :</text:p>
      <text:p text:style-name="P9"/>
      <text:p text:style-name="P9">Pièce Carré : _ _ (cela représente le fait qu'une pièce carrée ne peut se poser que sur une surface plane composée de 2 éléments ou plus)</text:p>
      <text:p text:style-name="P9">Pièce Barre : _ ou _ _ _ _</text:p>
      <text:p text:style-name="P9"/>
      <text:p text:style-name="P9"/>
      <text:p text:style-name="P9">Le but de cette implantation est donc de regarder le jeu et la pièce, regarder tous les endroits où la pièce peut être posée et de choisir le meilleur emplacement.</text:p>
      <text:p text:style-name="P9"/>
      <text:p text:style-name="P9">Nous avons utilisé cette méthode car nous voulions être un peu original, c'est à dire que nous ne voulions pas utilisé la méthode la plus évidente qui soit, celle de faire tomber la pièce à tous les endroits du jeu dans toutes les rotations, d'associer à chaque coups un score et de jouer la pièce là où le score est le plus grand.<text:line-break/>Mais cette tâche s'est révélée plus hardu que nous le pensions et nous avons dû utiliser quelques subterfuges pour arriver à nos fins.</text:p>
      <text:p text:style-name="P9"/>
      <text:p text:style-name="P9">Nous avons décider de réaliser ce projet en 2 étapes , la première consistant à produire le jeu du Tetris. Puis lorsque celui-ci était tout à fait opérationnel, faire l'IA.<text:line-break/>Il n'y à pas vraiment eu de répartitions du travail, car nous avons travaillé ensemble le plus souvent possible, et lorsque nous avions des idées, nous les soumettions à notre binôme directement pour voir ce que nous pouvions faire.</text:p>
      <text:p text:style-name="P9"/>
      <text:p text:style-name="P9">Les algorithmes les plus importants à expliquer sont les algorithmes utilisés par l'IA pour définir où jouer une pièce .<text:line-break/>L'algorithme principal, contenu dans la fonction getTheMaxiMenuBestOfPlusPlus consiste à regarder le jeu et la pièce, </text:p>
      <text:p text:style-name="P9">puis de regarder les patterns utilisable dans le jeu pour la pièce. <text:line-break/>C'est la que nous avons essayer de gérer le changement de mentalité : </text:p>
      <text:p text:style-name="P8"><text:span text:style-name="T1">si poser la pièce à un endroit fait trop monter le jeu, on utilise la fonction par_ défaut, sinon, on trouve le meilleur emplacement en fonction de la hauteur du </text:span><text:span text:style-name="T1">jeu, et le nombre de lignes produites. Prendre en compte le nombre de trous crée <text:s/>ne sert à rien dans ce cas la, car le pattern existe et la pièce peut donc être poser sans créer de trous.<text:line-break/></text:span><text:soft-page-break/><text:span text:style-name="T1">La fonction par_defaut prends un jeu et une pièce et joue la pièce dans le jeu à toutes les lignes avec toutes les rotations, et associe un score à chaque coup, qui prends en compte le nombre de trous générés, la hauteur du jeu et le nombre de lignes produites. Cette fonction renvoie donc le score le plus haut.</text:span></text:p>
      <text:p text:style-name="P9"/>
      <text:p text:style-name="P9"/>
      <text:p text:style-name="P9">Le but de notre projet était donc de concevoir une intelligence artificielle efficace et originale en utilisant une méthode peu commune.<text:line-break/>Et bien que cela fut plus dur que nous le pensions, nous sommes fier du résultat que nous avons pu obtenir.</text:p>
      <text:p text:style-name="P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rbX </meta:initial-creator>
    <meta:creation-date>2013-12-08T12:37:58</meta:creation-date>
    <dc:date>2013-12-09T09:39:02</dc:date>
    <meta:editing-duration>PT00H33M01S</meta:editing-duration>
    <meta:editing-cycles>4</meta:editing-cycles>
    <meta:generator>OpenOffice.org/3.2$Unix OpenOffice.org_project/320m12$Build-9483</meta:generator>
    <meta:document-statistic meta:table-count="0" meta:image-count="0" meta:object-count="0" meta:page-count="4" meta:paragraph-count="29" meta:word-count="835" meta:character-count="4683"/>
  </office:meta>
</office:document-meta>
</file>